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MR10" svg:font-family="CMR1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03728d" officeooo:paragraph-rsid="0003728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3728d"/>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03f585"/>
    </style:style>
    <style:style style:name="P6" style:family="paragraph" style:parent-style-name="Text_20_body">
      <style:text-properties officeooo:paragraph-rsid="0003f585"/>
    </style:style>
    <style:style style:name="P7" style:family="paragraph" style:parent-style-name="Text_20_body">
      <style:text-properties officeooo:paragraph-rsid="000547cf"/>
    </style:style>
    <style:style style:name="P8" style:family="paragraph" style:list-style-name="L1"/>
    <style:style style:name="P9" style:family="paragraph" style:parent-style-name="Text_20_body">
      <style:paragraph-properties fo:text-align="start" style:justify-single-word="false" style:writing-mode="lr-tb"/>
      <style:text-properties officeooo:paragraph-rsid="000547cf"/>
    </style:style>
    <style:style style:name="P10" style:family="paragraph" style:parent-style-name="Text_20_body">
      <style:paragraph-properties style:writing-mode="lr-tb"/>
      <style:text-properties officeooo:paragraph-rsid="000547cf"/>
    </style:style>
    <style:style style:name="P11" style:family="paragraph" style:parent-style-name="Standard">
      <style:paragraph-properties fo:text-align="center" style:justify-single-word="false"/>
    </style:style>
    <style:style style:name="P12" style:family="paragraph" style:parent-style-name="Contents_20_Heading">
      <style:paragraph-properties fo:break-before="page"/>
    </style:style>
    <style:style style:name="P13" style:family="paragraph" style:parent-style-name="Heading_20_1">
      <style:paragraph-properties fo:break-before="page"/>
      <style:text-properties officeooo:paragraph-rsid="0003f585"/>
    </style:style>
    <style:style style:name="P14" style:family="paragraph" style:parent-style-name="Heading_20_1">
      <style:paragraph-properties fo:break-before="page"/>
      <style:text-properties officeooo:paragraph-rsid="000547cf"/>
    </style:style>
    <style:style style:name="P15" style:family="paragraph" style:parent-style-name="Heading_20_1">
      <style:paragraph-properties fo:break-before="page"/>
      <style:text-properties officeooo:rsid="000547cf" officeooo:paragraph-rsid="000547cf"/>
    </style:style>
    <style:style style:name="P16" style:family="paragraph" style:parent-style-name="Title">
      <style:text-properties officeooo:rsid="0003728d" officeooo:paragraph-rsid="0003728d"/>
    </style:style>
    <style:style style:name="P17" style:family="paragraph" style:parent-style-name="Heading_20_2">
      <style:text-properties officeooo:paragraph-rsid="0003f585"/>
    </style:style>
    <style:style style:name="P18" style:family="paragraph" style:parent-style-name="Heading_20_2">
      <style:text-properties officeooo:paragraph-rsid="000547cf"/>
    </style:style>
    <style:style style:name="P19" style:family="paragraph">
      <style:paragraph-properties fo:break-before="page"/>
    </style:style>
    <style:style style:name="P20" style:family="paragraph">
      <style:paragraph-properties fo:text-align="center"/>
    </style:style>
    <style:style style:name="T1" style:family="text">
      <style:text-properties fo:language="en" fo:country="GB"/>
    </style:style>
    <style:style style:name="T2" style:family="text">
      <style:text-properties fo:language="nl" fo:country="NL"/>
    </style:style>
    <style:style style:name="T3" style:family="text">
      <style:text-properties officeooo:rsid="00224d4a"/>
    </style:style>
    <style:style style:name="T4" style:family="text">
      <style:text-properties officeooo:rsid="001fc864"/>
    </style:style>
    <style:style style:name="T5" style:family="text">
      <style:text-properties officeooo:rsid="002e364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draw:line text:anchor-type="paragraph" draw:z-index="0" draw:style-name="gr1" draw:text-style-name="P20" svg:x1="0.6047in" svg:y1="0.248in" svg:x2="6.0122in" svg:y2="0.248in"><text:p/></draw:line><draw:line text:anchor-type="paragraph" draw:z-index="1" draw:style-name="gr2" draw:text-style-name="P20" svg:x1="0.6047in" svg:y1="1.3173in" svg:x2="6.0122in" svg:y2="1.3173in"><text:p/></draw:line></text:p>
      <text:p text:style-name="P11"/>
      <text:p text:style-name="P16">Software Design</text:p>
      <text:p text:style-name="P1"/>
      <text:p text:style-name="P1"/>
      <text:p text:style-name="P1"><text:date style:data-style-name="N81" text:date-value="2015-03-25T15:04:11.452126353" text:fixed="true">25. March 2015</text:date></text:p>
      <text:p text:style-name="P1">2IO70</text:p>
      <text:p text:style-name="P1"/>
      <text:p text:style-name="P1"/>
      <text:p text:style-name="P1"/>
      <text:p text:style-name="P1"/>
      <text:p text:style-name="P3"/>
      <text:p text:style-name="P11"><text:span text:style-name="T1">The purpose of this document is to present a Java program that realises the functions specified in the Software Specification document. This program is an intermediate step towards writing the PP2 code that controls the sorting machine.</text:span></text:p>
      <text:p text:style-name="P11"/>
      <text:p text:style-name="P11"/>
      <text:p text:style-name="P11"/>
      <text:p text:style-name="P11"/>
      <text:p text:style-name="P11"/>
      <text:p text:style-name="P11"/>
      <text:p text:style-name="P11"/>
      <text:p text:style-name="P11"/>
      <text:p text:style-name="P11"/>
      <text:p text:style-name="P11"/>
      <text:p text:style-name="P2"><text:span text:style-name="T2">Group 16</text:span></text:p>
      <text:p text:style-name="P2"><text:span text:style-name="T2">Rolf Verschuuren</text:span></text:p>
      <text:p text:style-name="P2"><text:span text:style-name="T2">Wigger Boelens</text:span></text:p>
      <text:p text:style-name="P2"><text:span text:style-name="T2">Stefan van den Berg</text:span></text:p>
      <text:p text:style-name="P2"><text:span text:style-name="T2">Dat Phung</text:span></text:p>
      <text:p text:style-name="P2"><text:span text:style-name="T1">Maarten Keet</text:span></text:p>
      <text:p text:style-name="P2"><text:span text:style-name="T1">Tudor Petrescu</text:span></text:p>
      <text:p text:style-name="P2"><text:span text:style-name="T1">Version 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index-body>
      </text:table-of-content>
      <text:p text:style-name="P4"/>
      <text:h text:style-name="P13" text:outline-level="1"><text:span text:style-name="T1">C</text:span><text:bookmark-start text:name="_Toc414615055"/><text:span text:style-name="T1">oding Standards</text:span><text:bookmark-end text:name="_Toc414615055"/></text:h>
      <text:p text:style-name="P6"><text:span text:style-name="T1">The java pseudo code follows the Google Java Style. <text:line-break/>Source to Google Java Style: </text:span><text:a xlink:type="simple" xlink:href="https://google-styleguide.googlecode.com/svn/trunk/javaguide.html" text:style-name="Internet_20_link" text:visited-style-name="Visited_20_Internet_20_Link">https://google-styleguide.googlecode.com/svn/trunk/javaguide.html</text:a>. </text:p>
      <text:p text:style-name="P6"><text:span text:style-name="T1">Php code used in this project follows the Zend Framework Coding Standard for PHP.<text:line-break/>Source: </text:span><text:a xlink:type="simple" xlink:href="http://framework.zend.com/manual/1.12/en/coding-standard.html" text:style-name="Internet_20_link" text:visited-style-name="Visited_20_Internet_20_Link">http://framework.zend.com/manual/1.12/en/coding-standard.html</text:a><text:span text:style-name="T1">. </text:span></text:p>
      <text:p text:style-name="P6"><text:bookmark-start text:name="__RefHeading__241_1104982252"/><text:bookmark-start text:name="_Toc414615056"/><text:span text:style-name="T1">Translating to pseudo java:</text:span><text:bookmark-end text:name="__RefHeading__241_1104982252"/><text:bookmark-end text:name="_Toc414615056"/></text:p>
      <text:p text:style-name="P6"><text:span text:style-name="T1">The java program starts by declaring the output variables. The names of the output variables will keep their original name, without spaces, in a camelCase form. The variable type will be determined from the Output table.</text:span></text:p>
      <text:p text:style-name="P6"><text:span text:style-name="T1">The inputs follow the same pattern.</text:span></text:p>
      <text:p text:style-name="P6"><text:span text:style-name="T1">Every states is represented as a function, keeping their name in the camelCase fashion, they will be all void functions due to the fact that they do not return anything.</text:span></text:p>
      <text:p text:style-name="P6"><text:span text:style-name="T1">Every state function will run preconditions if any, then check for specific input values using if statements, if an if statement is satisfied, there will be changes to the output values to match the next states output values, also the display is set to output the next states number, and then the next state function is called according to the state transition diagram, if no if <text:s/>statement is satisfied the current function is recalled.</text:span></text:p>
      <text:p text:style-name="P6"><text:span text:style-name="T1">The program is always looping, consequence of no deadlocks in the state machine as proven by the uppaal model test.</text:span></text:p>
      <text:p text:style-name="P6"><text:span text:style-name="T1">Example: Initial -&gt; Calibrate_Sensor</text:span></text:p>
      <text:p text:style-name="P6"><text:span text:style-name="T1">So in this example the function initial is currently running, there are no preconditions to be checked, if the inputs have the desired value, in our case we check if the push button is pressed by the sorter, if so we will have the sorter moved down by activating the sorter motor via having the Hbridge0 variable set to 1. After this we set the display to showcase the number $branchTO where to branch to2 then call calibrateSensor function and if the if <text:s/>statement wasn’t satisfied we recall initial entering a loop.</text:span></text:p>
      <text:h text:style-name="P17" text:outline-level="2"><text:bookmark-start text:name="__RefHeading__1013_1104982252"/><text:span text:style-name="T1">Translating from java to php:</text:span><text:bookmark-end text:name="__RefHeading__1013_1104982252"/></text:h>
      <text:p text:style-name="P6"><text:span text:style-name="T1">The java code was written such that the conversion process to php is as easy as possible.</text:span></text:p>
      <text:p text:style-name="P5"><text:span text:style-name="T1">All variable in java will have the “$” sign added at the beginning of their name to comply with the php standards. The “$” sign has no influence in the java program variable naming, while in php it is mandatory.</text:span></text:p>
      <text:h text:style-name="P14" text:outline-level="1">Validation</text:h>
      <text:h text:style-name="P18" text:outline-level="2"><text:bookmark-start text:name="__RefHeading__243_1104982252"/><text:bookmark-start text:name="_Toc414615057"/><text:span text:style-name="T1">Validation of java to transition table</text:span><text:bookmark-end text:name="__RefHeading__243_1104982252"/><text:bookmark-end text:name="_Toc414615057"/></text:h>
      <text:p text:style-name="P7"><text:span text:style-name="T1">Every state is represented by a function. The if statements in that function are the transitions which can occur from that state. The timer interrupt and the abort transitions are not represented as if statements, because interrupts go to a separate state(function). In those if statements the values that have to change are changed. The display will also be updated to the correct number of the state. The function timerManage is called in each state. Because with that function we make sure that the all outputs have the correct voltage. </text:span></text:p>
      <text:p text:style-name="P7"><text:span text:style-name="T1">We checked that all states are represented in the java code by a function. We also checked if they have all the transitions as if statements and that the correct values are changed. </text:span></text:p>
      <text:h text:style-name="P18" text:outline-level="2"><text:bookmark-start text:name="__RefHeading__245_1104982252"/><text:bookmark-start text:name="_Toc414615058"/><text:span text:style-name="T1">Validation of timerManage</text:span><text:bookmark-end text:name="__RefHeading__245_1104982252"/><text:bookmark-end text:name="_Toc414615058"/></text:h>
      <text:p text:style-name="P7"><text:span text:style-name="T1">Loop invariant:</text:span></text:p>
      <text:p text:style-name="P10"><text:span text:style-name="T1">All elements before the current element of the array have been set on if they had to be on.</text:span></text:p>
      <text:p text:style-name="P7"><text:span text:style-name="T1">Initialize:</text:span></text:p>
      <text:p text:style-name="P10"><text:span text:style-name="T1">We start with the first element. Thus there are no elements before it and the loop invariant holds.</text:span></text:p>
      <text:p text:style-name="P7"><text:span text:style-name="T1">Step case:</text:span></text:p>
      <text:p text:style-name="P10"><text:span text:style-name="T1">If we’re at element k, then according to the loop invariant all elements before k have been set on if they had to be on. Then if k has to be on (counter&lt;value of k) it will be set on else it will stay off. So now the loop invariant holds for the element k+1</text:span></text:p>
      <text:p text:style-name="P7"><text:span text:style-name="T1">Termination:</text:span></text:p>
      <text:p text:style-name="P10"><text:span text:style-name="T1">The loop will terminate when k is greater or equal to 7. Then the engines will be shut down.</text:span></text:p>
      <text:h text:style-name="P18" text:outline-level="2">Control flow validation</text:h>
      <text:p text:style-name="P9"><text:span text:style-name="T1">Because the Java code has been validated to the state description and the transition table, which, in turn, have been validated with the UPPAAL model and shown to be correct and in tune with the initial description of the sorting machine. This means that the Java program, being a one-to-one translation of the finite state automaton, also has a correct control flow.</text:span></text:p>
      <text:h text:outline-level="2">Explanation of the compiler functions</text:h>
      <text:h text:style-name="Heading_20_3" text:outline-level="3">storeRam($location, $value)</text:h>
      <text:p text:style-name="Text_20_body">Store a value in the ram.</text:p>
      <text:p text:style-name="Text_20_body">$location<text:tab/><text:tab/>The location (a variable) to store the value in the ram</text:p>
      <text:p text:style-name="Text_20_body">$value<text:tab/><text:tab/><text:tab/>The value to store, needs to be a variable</text:p>
      <text:p text:style-name="Text_20_body">return<text:tab/><text:tab/><text:tab/>void</text:p>
      <text:h text:style-name="Heading_20_3" text:outline-level="3">getRam($location)</text:h>
      <text:p text:style-name="Text_20_body">Get a value from the ram.</text:p>
      <text:p text:style-name="Text_20_body">$location<text:tab/><text:tab/>The location (a variable) where the value is stored</text:p>
      <text:p text:style-name="Text_20_body">return<text:tab/><text:tab/><text:tab/>The value that is stored at the location</text:p>
      <text:h text:style-name="Heading_20_3" text:outline-level="3">display($what, $onWhat, $location = '000001')</text:h>
      <text:p text:style-name="Text_20_body">Display something on either the display or the leds.</text:p>
      <text:p text:style-name="Text_20_body">Possible values for $onwhat:</text:p>
      <text:list xml:id="list2270491673268844881" text:style-name="L1">
        <text:list-item>
          <text:p>leds: the leds at the top</text:p>
        </text:list-item>
        <text:list-item>
          <text:p>leds2: the leds to the right</text:p>
        </text:list-item>
        <text:list-item>
          <text:p>display: the display</text:p>
        </text:list-item>
      </text:list>
      <text:p text:style-name="Text_20_body">$what<text:tab/><text:tab/><text:tab/>What to display, must be a variable</text:p>
      <text:p text:style-name="Text_20_body">$onWhat<text:tab/><text:tab/>On what to display</text:p>
      <text:p text:style-name="Text_20_body">$location<text:tab/><text:tab/>Where to show the value when using the display, defaults to the right position</text:p>
      <text:p text:style-name="Text_20_body">return<text:tab/><text:tab/><text:tab/>void</text:p>
      <text:h text:style-name="Heading_20_3" text:outline-level="3">pow($number,$power)</text:h>
      <text:p text:style-name="Text_20_body">Get the power of a number</text:p>
      <text:p text:style-name="Text_20_body">$number<text:tab/><text:tab/>The number to power</text:p>
      <text:p text:style-name="Text_20_body">$power<text:tab/><text:tab/>The power value</text:p>
      <text:p text:style-name="Text_20_body">return<text:tab/><text:tab/><text:tab/>Int; The result</text:p>
      <text:h text:style-name="Heading_20_3" text:outline-level="3">mod($what, $variable)</text:h>
      <text:p text:style-name="Text_20_body">Take the modulo of a number</text:p>
      <text:p text:style-name="Text_20_body">$what<text:tab/><text:tab/><text:tab/>Modulo what</text:p>
      <text:p text:style-name="Text_20_body">$variable<text:tab/><text:tab/>Variable to modulo over</text:p>
      <text:p text:style-name="Text_20_body"><text:soft-page-break/>return<text:tab/><text:tab/>void</text:p>
      <text:h text:style-name="Heading_20_3" text:outline-level="3">getInput($writeTo, $type)</text:h>
      <text:p text:style-name="Text_20_body">Get button or analog input. When you just want the input of 1 button, use getButtonPressed instead.</text:p>
      <text:p text:style-name="Text_20_body">$writeTo<text:tab/><text:tab/>Variable to write the input to</text:p>
      <text:p text:style-name="Text_20_body">$type<text:tab/><text:tab/><text:tab/>Type of input, possible values are: buttons, analog</text:p>
      <text:p text:style-name="Text_20_body">return<text:tab/><text:tab/><text:tab/>void</text:p>
      <text:h text:style-name="Heading_20_3" text:outline-level="3">getButtonPressed($button)</text:h>
      <text:p text:style-name="Text_20_body">Check if a button is pressed. Puts the result into R5.</text:p>
      <text:p text:style-name="Text_20_body">$button<text:tab/><text:tab/>Which button to check (input a variable)</text:p>
      <text:p text:style-name="Text_20_body">return<text:tab/><text:tab/><text:tab/>Int; Whether or not the button is pressed.</text:p>
      <text:h text:style-name="Heading_20_3" text:outline-level="3">installCountdown($functionName)</text:h>
      <text:p text:style-name="Text_20_body">Install the countdown.</text:p>
      <text:p text:style-name="Text_20_body">$functionName<text:tab/>The name of the function where the timer should go to</text:p>
      <text:p text:style-name="Text_20_body">return<text:tab/><text:tab/><text:tab/>void</text:p>
      <text:h text:style-name="Heading_20_3" text:outline-level="3">startCountdown()</text:h>
      <text:p text:style-name="Text_20_body">Start the countdown.</text:p>
      <text:p text:style-name="Text_20_body">Retrun<text:tab/><text:tab/><text:tab/>void</text:p>
      <text:h text:style-name="Heading_20_3" text:outline-level="3">pushStack($variable)</text:h>
      <text:p text:style-name="Text_20_body">Push a variable to the stack</text:p>
      <text:p text:style-name="Text_20_body">$variable<text:tab/><text:tab/>The variable to push to the stack</text:p>
      <text:p text:style-name="Text_20_body">return<text:tab/><text:tab/><text:tab/>void</text:p>
      <text:h text:style-name="Heading_20_3" text:outline-level="3">pullStack($variable)</text:h>
      <text:p text:style-name="Text_20_body">Pull a variable from the stack.</text:p>
      <text:p text:style-name="Text_20_body">$variable<text:tab/><text:tab/>The variable where the pulled variable is put into</text:p>
      <text:p text:style-name="Text_20_body">return<text:tab/><text:tab/><text:tab/>void</text:p>
      <text:h text:style-name="Heading_20_3" text:outline-level="3">setCountdown($countdown)</text:h>
      <text:p text:style-name="Text_20_body">Set the timer interrupt to a value. It will first reset the timer to 0.</text:p>
      <text:p text:style-name="Text_20_body">$countdown<text:tab/><text:tab/>How long the countdown should wait, in timer ticks</text:p>
      <text:p text:style-name="Text_20_body">return<text:tab/><text:tab/><text:tab/>void</text:p>
      <text:h text:style-name="Heading_20_3" text:outline-level="3"><text:soft-page-break/>getData($location, $offset)</text:h>
      <text:p text:style-name="Text_20_body">Get data. Use offset 0 when it is just a single value.</text:p>
      <text:p text:style-name="Text_20_body">$location<text:tab/><text:tab/>The location where the variable is stored</text:p>
      <text:p text:style-name="Text_20_body">$offset<text:tab/><text:tab/><text:tab/>The offset of the location</text:p>
      <text:p text:style-name="Text_20_body">return<text:tab/><text:tab/><text:tab/>The value of the data segment</text:p>
      <text:h text:style-name="Heading_20_3" text:outline-level="3">storeData($variable, $location, $offset)</text:h>
      <text:p text:style-name="Text_20_body">Store data. Use offset 0 when it is just a single value.</text:p>
      <text:p text:style-name="Text_20_body">$variable<text:tab/><text:tab/>The variable to store</text:p>
      <text:p text:style-name="Text_20_body">$location<text:tab/><text:tab/>The name of the location where the variable is stored</text:p>
      <text:p text:style-name="Text_20_body">$offset<text:tab/><text:tab/><text:tab/>The offset of the location</text:p>
      <text:p text:style-name="Text_20_body">return<text:tab/><text:tab/><text:tab/>void</text:p>
      <text:h text:style-name="Heading_20_3" text:outline-level="3">sleep($howLong)</text:h>
      <text:p text:style-name="Text_20_body">Pause the program.</text:p>
      <text:p text:style-name="Text_20_body">$howLong<text:tab/><text:tab/>How long to sleep in clockticks</text:p>
      <text:p text:style-name="Text_20_body">return<text:tab/><text:tab/><text:tab/>void</text:p>
      <text:h text:style-name="Heading_20_3" text:outline-level="3">initVar($variable,$places)</text:h>
      <text:p text:style-name="Text_20_body">Initialize a variable that is used in that data segment.</text:p>
      <text:p text:style-name="Text_20_body">$variable<text:tab/><text:tab/>The name of the variable</text:p>
      <text:p text:style-name="Text_20_body">$places<text:tab/><text:tab/>How long the array is</text:p>
      <text:p text:style-name="Text_20_body">return<text:tab/><text:tab/><text:tab/>void</text:p>
      <text:h text:style-name="Heading_20_3" text:outline-level="3">branch($branchTO)</text:h>
      <text:p text:style-name="Text_20_body">Branch to a function.</text:p>
      <text:p text:style-name="Text_20_body">$branchTO<text:tab/><text:tab/>where to branch to</text:p>
      <text:p text:style-name="Text_20_body">return<text:tab/><text:tab/><text:tab/>void</text:p>
      <text:h text:style-name="Heading_20_3" text:outline-level="3">moveFunction($branchTO)</text:h>
      <text:p text:style-name="Text_20_body">Move a function in the assembly code.</text:p>
      <text:p text:style-name="Text_20_body">$branchTO<text:tab/><text:tab/>Where to branch to</text:p>
      <text:p text:style-name="Text_20_body"><text:span text:style-name="T1">return<text:tab/><text:tab/><text:tab/>void</text:span></text:p>
      <text:h text:style-name="P15" text:outline-level="1"><text:span text:style-name="T1">Appendix: Java Program (Compiler?)</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MR10" svg:font-family="CMR10"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5:02:15.414114107</meta:creation-date>
    <dc:date>2015-03-25T15:09:30.031031053</dc:date>
    <meta:editing-duration>PT7M12S</meta:editing-duration>
    <meta:editing-cycles>4</meta:editing-cycles>
    <meta:generator>LibreOffice/4.3.3.2$Linux_X86_64 LibreOffice_project/430m0$Build-2</meta:generator>
    <meta:document-statistic meta:table-count="0" meta:image-count="0" meta:object-count="0" meta:page-count="8" meta:paragraph-count="129" meta:word-count="1204" meta:character-count="7247" meta:non-whitespace-character-count="6101"/>
  </office:meta>
</office:document-meta>
</file>